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091fe04" style:font-size-asian="14pt" style:font-size-complex="14pt"/>
    </style:style>
    <style:style style:name="P6" style:family="paragraph" style:parent-style-name="Standard">
      <style:text-properties fo:font-size="14pt" officeooo:rsid="0091fe04" officeooo:paragraph-rsid="0091fe04" style:font-size-asian="14pt" style:font-size-complex="14pt"/>
    </style:style>
    <style:style style:name="P7" style:family="paragraph" style:parent-style-name="Standard">
      <style:text-properties fo:font-size="14pt" officeooo:paragraph-rsid="00926bef" style:font-size-asian="14pt" style:font-size-complex="14pt"/>
    </style:style>
    <style:style style:name="P8" style:family="paragraph" style:parent-style-name="Standard">
      <style:text-properties fo:font-size="14pt" officeooo:rsid="00810846" officeooo:paragraph-rsid="0091fe04" style:font-size-asian="14pt" style:font-size-complex="14pt"/>
    </style:style>
    <style:style style:name="P9" style:family="paragraph" style:parent-style-name="Standard">
      <style:text-properties fo:font-size="14pt" officeooo:rsid="00926bef" officeooo:paragraph-rsid="00949ed5" style:font-size-asian="14pt" style:font-size-complex="14pt"/>
    </style:style>
    <style:style style:name="P10" style:family="paragraph" style:parent-style-name="Standard">
      <style:text-properties fo:font-size="14pt" officeooo:rsid="00941092" officeooo:paragraph-rsid="00941092" style:font-size-asian="14pt" style:font-size-complex="14pt"/>
    </style:style>
    <style:style style:name="P11" style:family="paragraph" style:parent-style-name="Standard">
      <style:text-properties fo:font-size="14pt" officeooo:rsid="00949ed5" officeooo:paragraph-rsid="00949ed5" style:font-size-asian="14pt" style:font-size-complex="14pt"/>
    </style:style>
    <style:style style:name="P12" style:family="paragraph" style:parent-style-name="Standard">
      <style:text-properties fo:font-size="14pt" fo:font-style="italic" style:font-size-asian="14pt" style:font-style-asian="italic" style:font-size-complex="14pt" style:font-style-complex="italic"/>
    </style:style>
    <style:style style:name="P13" style:family="paragraph" style:parent-style-name="Standard">
      <style:text-properties fo:font-size="14pt" fo:font-style="normal" officeooo:rsid="0091fe04" officeooo:paragraph-rsid="0091fe04" style:font-size-asian="14pt" style:font-style-asian="normal" style:font-size-complex="14pt" style:font-style-complex="normal"/>
    </style:style>
    <style:style style:name="P14" style:family="paragraph" style:parent-style-name="Standard">
      <style:text-properties fo:font-size="14pt" fo:font-style="normal" style:text-underline-style="none" fo:font-weight="normal" officeooo:rsid="00926bef" officeooo:paragraph-rsid="0091fe04" style:font-size-asian="14pt" style:font-style-asian="normal" style:font-weight-asian="normal" style:font-size-complex="14pt" style:font-style-complex="normal" style:font-weight-complex="normal"/>
    </style:style>
    <style:style style:name="P15" style:family="paragraph" style:parent-style-name="Standard">
      <style:text-properties fo:font-size="14pt" fo:font-style="normal" style:text-underline-style="none" fo:font-weight="normal" officeooo:rsid="00949ed5" officeooo:paragraph-rsid="00949ed5" style:font-size-asian="14pt" style:font-style-asian="normal" style:font-weight-asian="normal" style:font-size-complex="14pt" style:font-style-complex="normal" style:font-weight-complex="normal"/>
    </style:style>
    <style:style style:name="P16" style:family="paragraph" style:parent-style-name="Standard">
      <style:text-properties fo:font-size="14pt" fo:font-style="normal" style:text-underline-style="none" fo:font-weight="normal" officeooo:rsid="00949ed5" officeooo:paragraph-rsid="00941092" style:font-size-asian="14pt" style:font-style-asian="normal" style:font-weight-asian="normal" style:font-size-complex="14pt" style:font-style-complex="normal" style:font-weight-complex="normal"/>
    </style:style>
    <style:style style:name="P17" style:family="paragraph" style:parent-style-name="Standard">
      <style:text-properties fo:font-size="14pt" fo:font-style="normal" style:text-underline-style="none" fo:font-weight="normal" officeooo:rsid="00941092" officeooo:paragraph-rsid="00926bef" style:font-size-asian="14pt" style:font-style-asian="normal" style:font-weight-asian="normal" style:font-size-complex="14pt" style:font-style-complex="normal" style:font-weight-complex="normal"/>
    </style:style>
    <style:style style:name="P18" style:family="paragraph" style:parent-style-name="Standard">
      <style:text-properties fo:font-size="14pt" fo:font-style="normal" style:text-underline-style="none" fo:font-weight="normal" officeooo:rsid="00941092" officeooo:paragraph-rsid="00941092" style:font-size-asian="14pt" style:font-style-asian="normal" style:font-weight-asian="normal" style:font-size-complex="14pt" style:font-style-complex="normal" style:font-weight-complex="normal"/>
    </style:style>
    <style:style style:name="P19" style:family="paragraph" style:parent-style-name="Standard">
      <style:text-properties fo:font-size="14pt" fo:font-style="normal" style:text-underline-style="none" fo:font-weight="normal" officeooo:rsid="00941092" officeooo:paragraph-rsid="009699a7" style:font-size-asian="14pt" style:font-style-asian="normal" style:font-weight-asian="normal" style:font-size-complex="14pt" style:font-style-complex="normal" style:font-weight-complex="normal"/>
    </style:style>
    <style:style style:name="P20" style:family="paragraph" style:parent-style-name="Standard">
      <style:text-properties fo:font-size="14pt" fo:font-style="normal" style:text-underline-style="none" fo:font-weight="normal" officeooo:rsid="00941092" officeooo:paragraph-rsid="009743f1" style:font-size-asian="14pt" style:font-style-asian="normal" style:font-weight-asian="normal" style:font-size-complex="14pt" style:font-style-complex="normal" style:font-weight-complex="normal"/>
    </style:style>
    <style:style style:name="P21" style:family="paragraph" style:parent-style-name="Standard">
      <style:text-properties fo:font-size="14pt" fo:font-style="normal" style:text-underline-style="none" fo:font-weight="normal" officeooo:rsid="00962b59" officeooo:paragraph-rsid="00949ed5"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none" fo:font-weight="normal" officeooo:rsid="00962b59" officeooo:paragraph-rsid="009699a7" style:font-size-asian="14pt" style:font-style-asian="normal" style:font-weight-asian="normal" style:font-size-complex="14pt" style:font-style-complex="normal" style:font-weight-complex="normal"/>
    </style:style>
    <style:style style:name="P23" style:family="paragraph" style:parent-style-name="Standard">
      <style:text-properties fo:font-size="14pt" fo:font-style="normal" style:text-underline-style="none" fo:font-weight="normal" officeooo:rsid="009743f1" officeooo:paragraph-rsid="009743f1"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normal" officeooo:rsid="009743f1" officeooo:paragraph-rsid="009699a7" style:font-size-asian="14pt" style:font-style-asian="normal" style:font-weight-asian="normal" style:font-size-complex="14pt" style:font-style-complex="normal" style:font-weight-complex="normal"/>
    </style:style>
    <style:style style:name="P25" style:family="paragraph" style:parent-style-name="Standard">
      <style:text-properties fo:font-size="14pt" fo:font-style="normal" style:text-underline-style="none" fo:font-weight="normal" officeooo:rsid="00988108" officeooo:paragraph-rsid="00988108" style:font-size-asian="14pt" style:font-style-asian="normal" style:font-weight-asian="normal" style:font-size-complex="14pt" style:font-style-complex="normal" style:font-weight-complex="normal"/>
    </style:style>
    <style:style style:name="P26" style:family="paragraph" style:parent-style-name="Standard">
      <style:text-properties fo:font-size="14pt" fo:font-style="normal" style:text-underline-style="none" fo:font-weight="normal" officeooo:rsid="009a0947" officeooo:paragraph-rsid="009a0947" style:font-size-asian="14pt" style:font-style-asian="normal" style:font-weight-asian="normal" style:font-size-complex="14pt" style:font-style-complex="normal" style:font-weight-complex="normal"/>
    </style:style>
    <style:style style:name="P27" style:family="paragraph" style:parent-style-name="Standard">
      <style:text-properties fo:font-size="14pt" fo:font-style="normal" style:text-underline-style="none" fo:font-weight="bold" officeooo:rsid="009699a7" officeooo:paragraph-rsid="009699a7" style:font-size-asian="14pt" style:font-style-asian="normal" style:font-weight-asian="bold" style:font-size-complex="14pt" style:font-style-complex="normal" style:font-weight-complex="bold"/>
    </style:style>
    <style:style style:name="P2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Standard">
      <style:paragraph-properties fo:text-align="center" style:justify-single-word="false"/>
      <style:text-properties fo:font-size="20pt" fo:font-weight="bold" officeooo:paragraph-rsid="00926bef" style:font-size-asian="20pt" style:font-weight-asian="bold" style:font-size-complex="20pt" style:font-weight-complex="bold"/>
    </style:style>
    <style:style style:name="P30" style:family="paragraph" style:parent-style-name="Standard">
      <style:paragraph-properties fo:text-align="center" style:justify-single-word="false"/>
      <style:text-properties fo:font-size="20pt" fo:font-weight="bold" officeooo:paragraph-rsid="00941092" style:font-size-asian="20pt" style:font-weight-asian="bold" style:font-size-complex="20pt" style:font-weight-complex="bold"/>
    </style:style>
    <style:style style:name="P31" style:family="paragraph" style:parent-style-name="Standard">
      <style:paragraph-properties fo:text-align="center" style:justify-single-word="false"/>
      <style:text-properties fo:font-size="20pt" fo:font-weight="bold" officeooo:paragraph-rsid="009699a7" style:font-size-asian="20pt" style:font-weight-asian="bold" style:font-size-complex="20pt" style:font-weight-complex="bold"/>
    </style:style>
    <style:style style:name="P32" style:family="paragraph" style:parent-style-name="Standard">
      <style:paragraph-properties fo:text-align="center" style:justify-single-word="false"/>
      <style:text-properties fo:font-size="20pt" fo:font-weight="bold" officeooo:paragraph-rsid="009743f1" style:font-size-asian="20pt" style:font-weight-asian="bold" style:font-size-complex="20pt" style:font-weight-complex="bold"/>
    </style:style>
    <style:style style:name="P33" style:family="paragraph" style:parent-style-name="Standard">
      <style:text-properties style:text-position="0% 100%" fo:font-size="14pt" fo:font-style="normal" style:text-underline-style="none" fo:font-weight="normal" officeooo:rsid="00949ed5" officeooo:paragraph-rsid="00949ed5" style:font-size-asian="14pt" style:font-style-asian="normal" style:font-weight-asian="normal" style:font-size-complex="14pt" style:font-style-complex="normal" style:font-weight-complex="normal"/>
    </style:style>
    <style:style style:name="P34" style:family="paragraph" style:parent-style-name="Standard" style:list-style-name="L1">
      <style:text-properties fo:font-size="14pt" fo:font-style="normal" style:text-underline-style="none" fo:font-weight="normal" officeooo:rsid="009a0947" officeooo:paragraph-rsid="009a0947" style:font-size-asian="14pt" style:font-style-asian="normal" style:font-weight-asian="normal" style:font-size-complex="14pt" style:font-style-complex="normal" style:font-weight-complex="normal"/>
    </style:style>
    <style:style style:name="P35" style:family="paragraph" style:parent-style-name="Standard">
      <style:text-properties fo:font-size="14pt" fo:font-style="normal" style:text-underline-style="none" fo:font-weight="normal" officeooo:rsid="009a0947" officeooo:paragraph-rsid="009a0947" style:font-size-asian="14pt" style:font-style-asian="normal" style:font-weight-asian="normal" style:font-size-complex="14pt" style:font-style-complex="normal" style:font-weight-complex="normal"/>
    </style:style>
    <style:style style:name="P36" style:family="paragraph" style:parent-style-name="Standard">
      <style:text-properties fo:font-size="14pt" fo:font-style="normal" style:text-underline-style="none" fo:font-weight="normal" officeooo:rsid="009ab80d" officeooo:paragraph-rsid="009ab80d" style:font-size-asian="14pt" style:font-style-asian="normal" style:font-weight-asian="normal" style:font-size-complex="14pt" style:font-style-complex="normal" style:font-weight-complex="normal"/>
    </style:style>
    <style:style style:name="P37" style:family="paragraph" style:parent-style-name="Standard">
      <style:text-properties fo:font-size="14pt" fo:font-style="normal" style:text-underline-style="none" fo:font-weight="normal" officeooo:rsid="009ab80d" officeooo:paragraph-rsid="009bc34a" style:font-size-asian="14pt" style:font-style-asian="normal" style:font-weight-asian="normal" style:font-size-complex="14pt" style:font-style-complex="normal" style:font-weight-complex="normal"/>
    </style:style>
    <style:style style:name="P38" style:family="paragraph" style:parent-style-name="Standard">
      <style:text-properties fo:font-size="14pt" fo:font-style="normal" style:text-underline-style="none" fo:font-weight="bold" officeooo:rsid="009bc34a" officeooo:paragraph-rsid="009bc34a" style:font-size-asian="14pt" style:font-style-asian="normal" style:font-weight-asian="bold" style:font-size-complex="14pt" style:font-style-complex="normal" style:font-weight-complex="bold"/>
    </style:style>
    <style:style style:name="T1" style:family="text">
      <style:text-properties officeooo:rsid="00071e00"/>
    </style:style>
    <style:style style:name="T2" style:family="text">
      <style:text-properties officeooo:rsid="0091fe04"/>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926bef"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fo:font-weight="normal" officeooo:rsid="00926bef" style:font-style-asian="normal" style:font-weight-asian="normal" style:font-style-complex="normal" style:font-weight-complex="normal"/>
    </style:style>
    <style:style style:name="T10" style:family="text">
      <style:text-properties fo:font-style="normal" style:text-underline-style="none" fo:font-weight="normal" officeooo:rsid="00941092" style:font-style-asian="normal" style:font-weight-asian="normal" style:font-style-complex="normal" style:font-weight-complex="normal"/>
    </style:style>
    <style:style style:name="T11" style:family="text">
      <style:text-properties fo:font-style="normal" style:text-underline-style="none" fo:font-weight="normal" officeooo:rsid="00949ed5" style:font-style-asian="normal" style:font-weight-asian="normal" style:font-style-complex="normal" style:font-weight-complex="normal"/>
    </style:style>
    <style:style style:name="T12" style:family="text">
      <style:text-properties fo:font-style="normal" style:text-underline-style="none" fo:font-weight="normal" officeooo:rsid="00962b59" style:font-style-asian="normal" style:font-weight-asian="normal" style:font-style-complex="normal" style:font-weight-complex="normal"/>
    </style:style>
    <style:style style:name="T13" style:family="text">
      <style:text-properties fo:font-style="normal" style:text-underline-style="none" fo:font-weight="normal" officeooo:rsid="009699a7" style:font-style-asian="normal" style:font-weight-asian="normal" style:font-style-complex="normal" style:font-weight-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style="normal" style:text-underline-style="none" fo:font-weight="bold" officeooo:rsid="00972ba4" style:font-style-asian="normal" style:font-weight-asian="bold" style:font-style-complex="normal" style:font-weight-complex="bold"/>
    </style:style>
    <style:style style:name="T16" style:family="text">
      <style:text-properties officeooo:rsid="00926bef"/>
    </style:style>
    <style:style style:name="T17" style:family="text">
      <style:text-properties officeooo:rsid="00941092"/>
    </style:style>
    <style:style style:name="T18" style:family="text">
      <style:text-properties style:text-position="sub 58%"/>
    </style:style>
    <style:style style:name="T19" style:family="text">
      <style:text-properties style:text-position="sub 58%" fo:font-style="normal" style:text-underline-style="none" fo:font-weight="normal" officeooo:rsid="00949ed5" style:font-style-asian="normal" style:font-weight-asian="normal" style:font-style-complex="normal" style:font-weight-complex="normal"/>
    </style:style>
    <style:style style:name="T20" style:family="text">
      <style:text-properties style:text-position="0% 100%"/>
    </style:style>
    <style:style style:name="T21" style:family="text">
      <style:text-properties style:text-position="0% 100%" fo:font-style="normal" style:text-underline-style="none" fo:font-weight="normal" officeooo:rsid="00949ed5" style:font-style-asian="normal" style:font-weight-asian="normal" style:font-style-complex="normal" style:font-weight-complex="normal"/>
    </style:style>
    <style:style style:name="T22" style:family="text">
      <style:text-properties officeooo:rsid="009699a7"/>
    </style:style>
    <style:style style:name="T23" style:family="text">
      <style:text-properties officeooo:rsid="00962b59"/>
    </style:style>
    <style:style style:name="T24" style:family="text">
      <style:text-properties fo:font-weight="normal" style:font-weight-asian="normal" style:font-weight-complex="normal"/>
    </style:style>
    <style:style style:name="T25" style:family="text">
      <style:text-properties fo:font-weight="normal" officeooo:rsid="00972ba4" style:font-weight-asian="normal" style:font-weight-complex="normal"/>
    </style:style>
    <style:style style:name="T26" style:family="text">
      <style:text-properties fo:font-weight="normal" officeooo:rsid="009743f1" style:font-weight-asian="normal" style:font-weight-complex="normal"/>
    </style:style>
    <style:style style:name="T27" style:family="text">
      <style:text-properties officeooo:rsid="009743f1"/>
    </style:style>
    <style:style style:name="T28" style:family="text">
      <style:text-properties officeooo:rsid="009ab80d"/>
    </style:style>
    <style:style style:name="T29" style:family="text">
      <style:text-properties officeooo:rsid="009bc34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2">Slab </text:span>Gaussian.</text:p>
      <text:p text:style-name="P1">Richard Parker <text:span text:style-name="T2">21.12</text:span>.201<text:span text:style-name="T1">6</text:span></text:p>
      <text:p text:style-name="P12"/>
      <text:p text:style-name="P28">Section 1 – Introduction</text:p>
      <text:p text:style-name="P4"/>
      <text:p text:style-name="P8">This document aims to finalize the design of slab echelize.</text:p>
      <text:p text:style-name="P5"/>
      <text:p text:style-name="P6">Overall, the idea is that the input slab (which may not be square) is held in Cfmt (taking due care over extension fields) as square blocks one cauldron in each direction. <text:s/>Also processed is an identity matrix which <text:span text:style-name="T3">is</text:span><text:span text:style-name="T6"> square (perforce) doing the same row operations and the same conversions as are done to the input slab. <text:s/>In many ways this "keeptrack" can be thought of as extending the rows, and the fact that each operation must therefore be done to both matrices is omitted from most of the </text:span><text:span text:style-name="T7">following </text:span><text:span text:style-name="T6">description.</text:span></text:p>
      <text:p text:style-name="P13"/>
      <text:p text:style-name="P6">Each row of blocks is processed in turn. <text:s/>Firstly it must be converted into Dfmt. <text:s/>Then it is put into Negative Reduced Echelon Form, and the bits of the row-select updated accordingly. <text:s/><text:span text:style-name="T4">TBD</text:span><text:span text:style-name="T5"> what do we do about the zero rows?</text:span><text:span text:style-name="T8">. <text:s text:c="2"/>The pivotal columns are noted in a full-length bitstring. <text:s/>The non-zero rows are then converted into Bfmt, and also into Cfmt (using a new function of the HPMI and of linear forms) ready for back-cleaning. <text:s/>All the other rows of blocks are then "cleaned" by extracting the pivots direct from Cfmt (using a new function of the HPMI), converting the resulting ground-field Dfmt to Afmt (via linear forms) </text:span><text:span text:style-name="T9">and then the BrickMad applied to do the cleaning itself.</text:span></text:p>
      <text:p text:style-name="P14"/>
      <text:p text:style-name="P29">Section <text:span text:style-name="T16">2</text:span> – <text:span text:style-name="T16">The method in more detail.</text:span></text:p>
      <text:p text:style-name="P7"/>
      <text:p text:style-name="P9"><text:span text:style-name="T14">1. <text:s/>Convert the input matrix from Dfmt to Cfmt</text:span><text:span text:style-name="T8">. <text:s/>This extends the notion of Cfmt to extension fields, so that each row of blocks consists of all the </text:span><text:span text:style-name="T10">Cfmt ground-field </text:span><text:span text:style-name="T8">blocks for the </text:span><text:span text:style-name="T11">first linear form, followed by the second and so on, so that the blocks pertaining to each linear form are held together.</text:span></text:p>
      <text:p text:style-name="P15"/>
      <text:p text:style-name="P15">Hence the Cfmt is</text:p>
      <text:p text:style-name="P15"/>
      <text:p text:style-name="P9"><text:span text:style-name="T11">L</text:span><text:span text:style-name="T19">1</text:span><text:span text:style-name="T21">(C</text:span><text:span text:style-name="T19">11</text:span><text:span text:style-name="T21">) L</text:span><text:span text:style-name="T19">1</text:span><text:span text:style-name="T21">(C</text:span><text:span text:style-name="T19">12</text:span><text:span text:style-name="T21">) . . . L</text:span><text:span text:style-name="T19">1</text:span><text:span text:style-name="T21">(C</text:span><text:span text:style-name="T19">1N</text:span><text:span text:style-name="T21">) L</text:span><text:span text:style-name="T19">2</text:span><text:span text:style-name="T21">(C</text:span><text:span text:style-name="T19">11</text:span><text:span text:style-name="T21">) L</text:span><text:span text:style-name="T19">2</text:span><text:span text:style-name="T21">(C</text:span><text:span text:style-name="T19">12</text:span><text:span text:style-name="T21">) . . . L</text:span><text:span text:style-name="T19">k</text:span><text:span text:style-name="T21">(C</text:span><text:span text:style-name="T19">1N</text:span><text:span text:style-name="T21">) L</text:span><text:span text:style-name="T19">1</text:span><text:span text:style-name="T21">(C</text:span><text:span text:style-name="T19">21</text:span><text:span text:style-name="T21">) . . .</text:span></text:p>
      <text:p text:style-name="P33"/>
      <text:p text:style-name="P9"><text:span text:style-name="T11">After this</text:span><text:span text:style-name="T8"> comes the next row of blocks similarly. <text:s/>The current system has no sensible way of doing this, so must be upgraded. <text:s/>If the field is an extension field, we must first subject the extension field Dfmt to PExtract (in the field module) to produce Dfmt over the ground field. <text:s/>Then we need a new routine in the linear forms module</text:span><text:span text:style-name="T10"> to produce the matrices in the Cfmt </text:span><text:soft-page-break/><text:span text:style-name="T10">form (in Dfmt over the ground field). <text:s/>We then need to convert this to Cfmt, using a new routine in the HPMI.</text:span></text:p>
      <text:p text:style-name="P17"/>
      <text:p text:style-name="P30">Section <text:span text:style-name="T17">3</text:span> – <text:span text:style-name="T17">The new linear forms routine Cextract.</text:span></text:p>
      <text:p text:style-name="P18"/>
      <text:p text:style-name="P18">The prototype of the new routine is </text:p>
      <text:p text:style-name="P18"/>
      <text:p text:style-name="P10"><text:span text:style-name="T14">void C</text:span><text:span text:style-name="T15">E</text:span><text:span text:style-name="T14">xtract(DSPACE * dq, const Dfmt *mq, uint64_t nor, Dfmt *mp)</text:span><text:span text:style-name="T8"> to take the Dfmt matrix in the space dq, consisting of nor rows, and convert it into ground-field Cfmt-style Dfmt into the </text:span><text:span text:style-name="T11">area pointed to by mp.</text:span></text:p>
      <text:p text:style-name="P16"/>
      <text:p text:style-name="P11"><text:span text:style-name="T8">The algorithm is simply to PExtract the data, and then run the "runlf" routine to interpret the linear forms "program".</text:span><text:span text:style-name="T13"> <text:s/>The linear forms required are readily seen by looking at the A-forms and imagining that matrix 1 is the identity (so R0=1 and all others are zero). <text:s/>It also needed a new function to zeroize, though I suppose I could have multiplied by zero instead. <text:s/>This</text:span><text:span text:style-name="T12"> has already been written,</text:span><text:span text:style-name="T13"> and it compiles,</text:span><text:span text:style-name="T12"> though </text:span><text:span text:style-name="T13">it is </text:span><text:span text:style-name="T12">not tested.</text:span></text:p>
      <text:p text:style-name="P21"/>
      <text:p text:style-name="P31">Section <text:span text:style-name="T22">4</text:span> – <text:span text:style-name="T17">The new HPMI routine DtoC.</text:span></text:p>
      <text:p text:style-name="P19"/>
      <text:p text:style-name="P22">The prototype of the new routine is </text:p>
      <text:p text:style-name="P22"/>
      <text:p text:style-name="P27"><text:span text:style-name="T23">void DtoC(HPMI * hp, const Dfmt * a, uint8 * </text:span>c)<text:span text:style-name="T24"> to convert the Dfmt matrix a (over the ground field) to the Cfmt matrix c. <text:s/>The hp struct must be set with nora set to the number of rows and nocb to the number of columns</text:span><text:span text:style-name="T25"> (!)</text:span><text:span text:style-name="T24">.</text:span><text:span text:style-name="T26"> <text:s/>There is a lot to be said for clearing up some of this mess. <text:s/>Mod 3 the operation is simply that of DtoB but the fields in the HPMI structure are not appropriate.</text:span></text:p>
      <text:p text:style-name="P24"/>
      <text:p text:style-name="P32">Section <text:span text:style-name="T27">5</text:span> – <text:span text:style-name="T17">The new HPMI routine CCX.</text:span></text:p>
      <text:p text:style-name="P20"/>
      <text:p text:style-name="P23">The design of the Cftm column extract routine is a bit further behind the rest, and there are several questions to be addressed first.</text:p>
      <text:p text:style-name="P23"/>
      <text:p text:style-name="P25">The first job of CCX is to process the bit-string and locate strings strings of identical bits. </text:p>
      <text:p text:style-name="P25"/>
      <text:p text:style-name="P26"><text:span text:style-name="T28">For large characteristics (probably 11+) t</text:span>here <text:span text:style-name="T28">seems</text:span> nothing for it but to process one entry at a time, as there is a need to complete any reduction and to adjust the number of bits used for each entry. <text:s/>For example, characteristic 163 will probably use 12 bits per entry in Cfmt, yet in Dfmt an entry takes up a single byte.</text:p>
      <text:p text:style-name="P26"/>
      <text:p text:style-name="P26"><text:span text:style-name="T28">It seems sensible to process </text:span>the bit-string, cauldron boundary and registration in a way independent of the characteristic.<text:span text:style-name="T28"> <text:s/>Here is my proposal. <text:s/>W</text:span>e convert the bit-string into a list of tuples of the form below, where E is the first column number within the cauldron for the next <text:soft-page-break/>string of 1s, T is <text:span text:style-name="T28">its</text:span> column number in the output string, and X and Y are parameters supplied to the subroutine. <text:s/>The string of N consecutive 1 bits do not cross a cauldron boundary.</text:p>
      <text:p text:style-name="P26"/>
      <text:list xml:id="list9089662543041536146" text:style-name="L1">
        <text:list-item>
          <text:p text:style-name="P34">C Cauldron number</text:p>
        </text:list-item>
        <text:list-item>
          <text:p text:style-name="P34">B<text:span text:style-name="T18">in</text:span> = E/X <text:s text:c="3"/>where E is the entry in the cauldron</text:p>
        </text:list-item>
        <text:list-item>
          <text:p text:style-name="P34">F<text:span text:style-name="T18">in</text:span> = E%X <text:s text:c="9"/>ditto</text:p>
        </text:list-item>
        <text:list-item>
          <text:p text:style-name="P34">N Number of consecutive entries to extract</text:p>
        </text:list-item>
        <text:list-item>
          <text:p text:style-name="P34">B<text:span text:style-name="T18">out</text:span><text:span text:style-name="T20"> = T/Y</text:span></text:p>
        </text:list-item>
        <text:list-item>
          <text:p text:style-name="P34"><text:span text:style-name="T20">F</text:span><text:span text:style-name="T18">out</text:span><text:span text:style-name="T20"> = <text:s/>T%Y</text:span></text:p>
        </text:list-item>
      </text:list>
      <text:p text:style-name="P26"/>
      <text:p text:style-name="P36">This would encapsulate a substantial part of the performance issues, since this job could be done once for each row of blocks, needing only perhaps 2,500,000 bit extractions to produce the above data - <text:span text:style-name="T29">probably</text:span> negligible performance-wise.<text:span text:style-name="T29"> <text:s/>Each block of output, however, will be used about 50,000 times, and it is to this process we must now turn.</text:span></text:p>
      <text:p text:style-name="P36"/>
      <text:p text:style-name="P37">What <text:span text:style-name="T29">threatens to be substantial is </text:span>time spent using this table (or something very like it) to extract the data from Cfmt into (prime-field) Dfmt<text:span text:style-name="T29">, and in the majority of cases, the bit-string will consist almost entirely of one long string of set bits (with a tiny tatty bit at the start and end). <text:s/>Another favourable practical issue is that the long string of set bits is likely to be in the natural registration. <text:s/>Indeed, particuarly for large characteristics, it is not that unlikely that the set bits are exactly a cauldron. <text:s/>Although the routine has to work reasonably with arbitrary bitstrings, the fast-path has perhaps more similarity with CtoD than with BSColSelect. <text:s/>Let's look in a bit more detail at the operations needed.</text:span></text:p>
      <text:p text:style-name="P36"/>
      <text:p text:style-name="P38">Characteristic 2.<text:span text:style-name="T24">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12-21T21:26:15.332699058</dc:date>
    <meta:editing-duration>P4DT5H42M4S</meta:editing-duration>
    <meta:editing-cycles>410</meta:editing-cycles>
    <meta:generator>LibreOffice/5.1.4.2$Linux_X86_64 LibreOffice_project/10m0$Build-2</meta:generator>
    <meta:printed-by>User </meta:printed-by>
    <meta:print-date>2012-07-06T16:23:45</meta:print-date>
    <meta:document-statistic meta:table-count="0" meta:image-count="0" meta:object-count="0" meta:page-count="3" meta:paragraph-count="33" meta:word-count="1041" meta:character-count="5773" meta:non-whitespace-character-count="4718"/>
  </office:meta>
</office:document-meta>
</file>